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Table_20_Contents">
      <style:text-properties officeooo:rsid="0037c81c" officeooo:paragraph-rsid="0037c81c"/>
    </style:style>
    <style:style style:name="P22" style:family="paragraph" style:parent-style-name="Table_20_Contents">
      <style:text-properties officeooo:rsid="0037c81c" officeooo:paragraph-rsid="003c3022"/>
    </style:style>
    <style:style style:name="P23" style:family="paragraph" style:parent-style-name="Table_20_Contents">
      <style:text-properties officeooo:rsid="0038911d" officeooo:paragraph-rsid="0038911d"/>
    </style:style>
    <style:style style:name="P24" style:family="paragraph" style:parent-style-name="Table_20_Contents">
      <style:text-properties officeooo:rsid="00ae847f" officeooo:paragraph-rsid="00ae847f"/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53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5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7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de7022" officeooo:paragraph-rsid="00de7022" style:font-weight-asian="normal" style:font-weight-complex="normal"/>
    </style:style>
    <style:style style:name="P59" style:family="paragraph" style:parent-style-name="Standard" style:list-style-name="WW8Num3">
      <style:text-properties officeooo:paragraph-rsid="00122177"/>
    </style:style>
    <style:style style:name="P60" style:family="paragraph" style:parent-style-name="Standard" style:list-style-name="L3">
      <style:text-properties officeooo:paragraph-rsid="0014ad49"/>
    </style:style>
    <style:style style:name="P61" style:family="paragraph" style:parent-style-name="Standard" style:list-style-name="L3">
      <style:text-properties officeooo:rsid="003e9a16" officeooo:paragraph-rsid="003e9a16"/>
    </style:style>
    <style:style style:name="P62" style:family="paragraph" style:parent-style-name="Standard" style:list-style-name="L3">
      <style:text-properties officeooo:rsid="003e9a16" officeooo:paragraph-rsid="00777d94"/>
    </style:style>
    <style:style style:name="P63" style:family="paragraph" style:parent-style-name="Standard" style:list-style-name="L3">
      <style:text-properties officeooo:rsid="001a4008" officeooo:paragraph-rsid="003e9a16"/>
    </style:style>
    <style:style style:name="P64" style:family="paragraph" style:parent-style-name="Standard" style:list-style-name="L3">
      <style:text-properties officeooo:rsid="001c0015" officeooo:paragraph-rsid="001c0015"/>
    </style:style>
    <style:style style:name="P65" style:family="paragraph" style:parent-style-name="Standard" style:list-style-name="L3">
      <style:text-properties officeooo:rsid="001c0015" officeooo:paragraph-rsid="004ea70a"/>
    </style:style>
    <style:style style:name="P66" style:family="paragraph" style:parent-style-name="Standard" style:list-style-name="L3">
      <style:text-properties officeooo:rsid="00209aed" officeooo:paragraph-rsid="00a59f49"/>
    </style:style>
    <style:style style:name="P67" style:family="paragraph" style:parent-style-name="Standard" style:list-style-name="L3">
      <style:text-properties officeooo:rsid="004302ef" officeooo:paragraph-rsid="004302ef"/>
    </style:style>
    <style:style style:name="P68" style:family="paragraph" style:parent-style-name="Standard" style:list-style-name="L4">
      <style:text-properties officeooo:rsid="004302ef" officeooo:paragraph-rsid="004302ef"/>
    </style:style>
    <style:style style:name="P69" style:family="paragraph" style:parent-style-name="Standard" style:list-style-name="L4">
      <style:text-properties officeooo:rsid="004302ef" officeooo:paragraph-rsid="00459a91"/>
    </style:style>
    <style:style style:name="P70" style:family="paragraph" style:parent-style-name="Standard" style:list-style-name="L4">
      <style:text-properties officeooo:rsid="004302ef" officeooo:paragraph-rsid="0044c1b5"/>
    </style:style>
    <style:style style:name="P71" style:family="paragraph" style:parent-style-name="Standard" style:list-style-name="L4">
      <style:text-properties officeooo:rsid="004302ef" officeooo:paragraph-rsid="00471253"/>
    </style:style>
    <style:style style:name="P72" style:family="paragraph" style:parent-style-name="Standard" style:list-style-name="L3">
      <style:text-properties officeooo:rsid="00d71905" officeooo:paragraph-rsid="00d71905"/>
    </style:style>
    <style:style style:name="P73" style:family="paragraph" style:parent-style-name="Standard" style:list-style-name="L4">
      <style:text-properties officeooo:rsid="00474863" officeooo:paragraph-rsid="00474863"/>
    </style:style>
    <style:style style:name="P7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5" style:family="paragraph" style:parent-style-name="Text_20_body" style:list-style-name="L1">
      <style:text-properties officeooo:rsid="001011a1" officeooo:paragraph-rsid="007f1808"/>
    </style:style>
    <style:style style:name="P76" style:family="paragraph" style:parent-style-name="Text_20_body" style:list-style-name="L2">
      <style:text-properties officeooo:rsid="00520377" officeooo:paragraph-rsid="00520377"/>
    </style:style>
    <style:style style:name="P77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8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79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80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81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3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4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5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6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7" style:family="paragraph" style:parent-style-name="Text_20_body" style:list-style-name="L11">
      <style:text-properties officeooo:rsid="00a21249" officeooo:paragraph-rsid="00a21249"/>
    </style:style>
    <style:style style:name="P88" style:family="paragraph" style:parent-style-name="Text_20_body" style:list-style-name="L11">
      <style:text-properties officeooo:rsid="00b5833a" officeooo:paragraph-rsid="00b5833a"/>
    </style:style>
    <style:style style:name="P89" style:family="paragraph" style:parent-style-name="Text_20_body" style:list-style-name="L12">
      <style:text-properties officeooo:rsid="00b706b9" officeooo:paragraph-rsid="00b706b9"/>
    </style:style>
    <style:style style:name="P90" style:family="paragraph" style:parent-style-name="Text_20_body" style:list-style-name="L13">
      <style:text-properties officeooo:rsid="00b70785" officeooo:paragraph-rsid="00b70785"/>
    </style:style>
    <style:style style:name="P91" style:family="paragraph" style:parent-style-name="Text_20_body" style:list-style-name="L13">
      <style:text-properties officeooo:rsid="00b70785" officeooo:paragraph-rsid="00c2d0ab"/>
    </style:style>
    <style:style style:name="P92" style:family="paragraph" style:parent-style-name="Text_20_body" style:list-style-name="L13">
      <style:text-properties officeooo:rsid="00b79d8c" officeooo:paragraph-rsid="00b79d8c"/>
    </style:style>
    <style:style style:name="P93" style:family="paragraph" style:parent-style-name="Text_20_body" style:list-style-name="L13">
      <style:text-properties officeooo:rsid="00b89307" officeooo:paragraph-rsid="00b89307"/>
    </style:style>
    <style:style style:name="P94" style:family="paragraph" style:parent-style-name="Text_20_body" style:list-style-name="L14">
      <style:text-properties officeooo:rsid="00b90f86" officeooo:paragraph-rsid="00b90f86"/>
    </style:style>
    <style:style style:name="P95" style:family="paragraph" style:parent-style-name="Text_20_body" style:list-style-name="L15">
      <style:text-properties officeooo:rsid="00ba512d" officeooo:paragraph-rsid="00ba512d"/>
    </style:style>
    <style:style style:name="P96" style:family="paragraph" style:parent-style-name="Text_20_body" style:list-style-name="L16">
      <style:text-properties officeooo:rsid="00bc36e1" officeooo:paragraph-rsid="00bc36e1"/>
    </style:style>
    <style:style style:name="P97" style:family="paragraph" style:parent-style-name="Text_20_body" style:list-style-name="L17">
      <style:text-properties officeooo:rsid="00bd4ce9" officeooo:paragraph-rsid="00bd4ce9"/>
    </style:style>
    <style:style style:name="P98" style:family="paragraph" style:parent-style-name="Text_20_body" style:list-style-name="L17">
      <style:text-properties officeooo:rsid="00c00656" officeooo:paragraph-rsid="00c00656"/>
    </style:style>
    <style:style style:name="P99" style:family="paragraph" style:parent-style-name="Text_20_body" style:list-style-name="L17">
      <style:text-properties officeooo:rsid="00c1b234" officeooo:paragraph-rsid="00c1b234"/>
    </style:style>
    <style:style style:name="P100" style:family="paragraph" style:parent-style-name="Text_20_body" style:list-style-name="L18">
      <style:text-properties officeooo:rsid="00c29e8a" officeooo:paragraph-rsid="00c29e8a"/>
    </style:style>
    <style:style style:name="P101" style:family="paragraph" style:parent-style-name="Text_20_body" style:list-style-name="L19">
      <style:text-properties officeooo:rsid="00c34487" officeooo:paragraph-rsid="00c34487"/>
    </style:style>
    <style:style style:name="P102" style:family="paragraph" style:parent-style-name="Text_20_body" style:list-style-name="L19">
      <style:text-properties officeooo:rsid="00c55f63" officeooo:paragraph-rsid="00c55f63"/>
    </style:style>
    <style:style style:name="P103" style:family="paragraph" style:parent-style-name="Heading_20_1">
      <style:text-properties officeooo:paragraph-rsid="00594363"/>
    </style:style>
    <style:style style:name="P10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2">
      <style:text-properties officeooo:rsid="00d21f4a" officeooo:paragraph-rsid="00d21f4a"/>
    </style:style>
    <style:style style:name="P107" style:family="paragraph" style:parent-style-name="Heading_20_2">
      <style:text-properties fo:font-weight="bold" style:font-weight-asian="bold" style:font-weight-complex="bold"/>
    </style:style>
    <style:style style:name="P108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de9020" style:font-weight-asian="bold" style:font-weight-complex="bold"/>
    </style:style>
    <style:style style:name="T34" style:family="text">
      <style:text-properties fo:font-weight="bold" officeooo:rsid="00e26449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4ad49" style:font-weight-asian="normal" style:font-weight-complex="normal"/>
    </style:style>
    <style:style style:name="T37" style:family="text">
      <style:text-properties fo:font-weight="normal" officeooo:rsid="00122177" style:font-weight-asian="normal" style:font-weight-complex="normal"/>
    </style:style>
    <style:style style:name="T38" style:family="text">
      <style:text-properties fo:font-weight="normal" officeooo:rsid="00192732" style:font-weight-asian="normal" style:font-weight-complex="normal"/>
    </style:style>
    <style:style style:name="T39" style:family="text">
      <style:text-properties fo:font-weight="normal" officeooo:rsid="001a82c1" style:font-weight-asian="normal" style:font-weight-complex="normal"/>
    </style:style>
    <style:style style:name="T40" style:family="text">
      <style:text-properties fo:font-weight="normal" officeooo:rsid="001de2dd" style:font-weight-asian="normal" style:font-weight-complex="normal"/>
    </style:style>
    <style:style style:name="T41" style:family="text">
      <style:text-properties fo:font-weight="normal" officeooo:rsid="0022fe75" style:font-weight-asian="normal" style:font-weight-complex="normal"/>
    </style:style>
    <style:style style:name="T42" style:family="text">
      <style:text-properties fo:font-weight="normal" officeooo:rsid="00268bab" style:font-weight-asian="normal" style:font-weight-complex="normal"/>
    </style:style>
    <style:style style:name="T43" style:family="text">
      <style:text-properties fo:font-weight="normal" officeooo:rsid="00285a01" style:font-weight-asian="normal" style:font-weight-complex="normal"/>
    </style:style>
    <style:style style:name="T44" style:family="text">
      <style:text-properties fo:font-weight="normal" officeooo:rsid="00323689" style:font-weight-asian="normal" style:font-weight-complex="normal"/>
    </style:style>
    <style:style style:name="T45" style:family="text">
      <style:text-properties fo:font-weight="normal" officeooo:rsid="003c8362" style:font-weight-asian="normal" style:font-weight-complex="normal"/>
    </style:style>
    <style:style style:name="T46" style:family="text">
      <style:text-properties fo:font-weight="normal" officeooo:rsid="003e9a16" style:font-weight-asian="normal" style:font-weight-complex="normal"/>
    </style:style>
    <style:style style:name="T47" style:family="text">
      <style:text-properties fo:font-weight="normal" officeooo:rsid="0044c1b5" style:font-weight-asian="normal" style:font-weight-complex="normal"/>
    </style:style>
    <style:style style:name="T48" style:family="text">
      <style:text-properties fo:font-weight="normal" officeooo:rsid="004302ef" style:font-weight-asian="normal" style:font-weight-complex="normal"/>
    </style:style>
    <style:style style:name="T49" style:family="text">
      <style:text-properties fo:font-weight="normal" officeooo:rsid="00471253" style:font-weight-asian="normal" style:font-weight-complex="normal"/>
    </style:style>
    <style:style style:name="T50" style:family="text">
      <style:text-properties fo:font-weight="normal" officeooo:rsid="0048cd16" style:font-weight-asian="normal" style:font-weight-complex="normal"/>
    </style:style>
    <style:style style:name="T51" style:family="text">
      <style:text-properties fo:font-weight="normal" officeooo:rsid="004a88a4" style:font-weight-asian="normal" style:font-weight-complex="normal"/>
    </style:style>
    <style:style style:name="T52" style:family="text">
      <style:text-properties fo:font-weight="normal" officeooo:rsid="004beee7" style:font-weight-asian="normal" style:font-weight-complex="normal"/>
    </style:style>
    <style:style style:name="T53" style:family="text">
      <style:text-properties fo:font-weight="normal" officeooo:rsid="004dac6e" style:font-weight-asian="normal" style:font-weight-complex="normal"/>
    </style:style>
    <style:style style:name="T54" style:family="text">
      <style:text-properties fo:font-weight="normal" officeooo:rsid="004ea70a" style:font-weight-asian="normal" style:font-weight-complex="normal"/>
    </style:style>
    <style:style style:name="T55" style:family="text">
      <style:text-properties fo:font-weight="normal" officeooo:rsid="00607f49" style:font-weight-asian="normal" style:font-weight-complex="normal"/>
    </style:style>
    <style:style style:name="T56" style:family="text">
      <style:text-properties fo:font-weight="normal" officeooo:rsid="00777d94" style:font-weight-asian="normal" style:font-weight-complex="normal"/>
    </style:style>
    <style:style style:name="T57" style:family="text">
      <style:text-properties fo:font-weight="normal" officeooo:rsid="00ee06de" style:font-weight-asian="normal" style:font-weight-complex="normal"/>
    </style:style>
    <style:style style:name="T58" style:family="text">
      <style:text-properties officeooo:rsid="001011a1"/>
    </style:style>
    <style:style style:name="T59" style:family="text">
      <style:text-properties officeooo:rsid="00102f77"/>
    </style:style>
    <style:style style:name="T60" style:family="text">
      <style:text-properties officeooo:rsid="0011305f"/>
    </style:style>
    <style:style style:name="T61" style:family="text">
      <style:text-properties officeooo:rsid="00177bb0"/>
    </style:style>
    <style:style style:name="T62" style:family="text">
      <style:text-properties officeooo:rsid="0022fe75"/>
    </style:style>
    <style:style style:name="T63" style:family="text">
      <style:text-properties officeooo:rsid="00268bab"/>
    </style:style>
    <style:style style:name="T64" style:family="text">
      <style:text-properties officeooo:rsid="00122177"/>
    </style:style>
    <style:style style:name="T65" style:family="text">
      <style:text-properties officeooo:rsid="00285a01"/>
    </style:style>
    <style:style style:name="T66" style:family="text">
      <style:text-properties officeooo:rsid="003bbf33"/>
    </style:style>
    <style:style style:name="T67" style:family="text">
      <style:text-properties officeooo:rsid="003c3022"/>
    </style:style>
    <style:style style:name="T68" style:family="text">
      <style:text-properties officeooo:rsid="0052adb4"/>
    </style:style>
    <style:style style:name="T69" style:family="text">
      <style:text-properties officeooo:rsid="0055727f"/>
    </style:style>
    <style:style style:name="T70" style:family="text">
      <style:text-properties officeooo:rsid="005e5762"/>
    </style:style>
    <style:style style:name="T71" style:family="text">
      <style:text-properties officeooo:rsid="0060e7d1"/>
    </style:style>
    <style:style style:name="T72" style:family="text">
      <style:text-properties officeooo:rsid="0068d232"/>
    </style:style>
    <style:style style:name="T73" style:family="text">
      <style:text-properties officeooo:rsid="0071373a"/>
    </style:style>
    <style:style style:name="T74" style:family="text">
      <style:text-properties officeooo:rsid="00744b17"/>
    </style:style>
    <style:style style:name="T75" style:family="text">
      <style:text-properties officeooo:rsid="00784d74"/>
    </style:style>
    <style:style style:name="T76" style:family="text">
      <style:text-properties officeooo:rsid="007d1894"/>
    </style:style>
    <style:style style:name="T77" style:family="text">
      <style:text-properties officeooo:rsid="00800ad5"/>
    </style:style>
    <style:style style:name="T78" style:family="text">
      <style:text-properties officeooo:rsid="00813b62"/>
    </style:style>
    <style:style style:name="T79" style:family="text">
      <style:text-properties officeooo:rsid="00860717"/>
    </style:style>
    <style:style style:name="T80" style:family="text">
      <style:text-properties officeooo:rsid="007e2fb1"/>
    </style:style>
    <style:style style:name="T81" style:family="text">
      <style:text-properties officeooo:rsid="0083694a"/>
    </style:style>
    <style:style style:name="T82" style:family="text">
      <style:text-properties officeooo:rsid="00894e33"/>
    </style:style>
    <style:style style:name="T83" style:family="text">
      <style:text-properties officeooo:rsid="008a349d"/>
    </style:style>
    <style:style style:name="T84" style:family="text">
      <style:text-properties officeooo:rsid="008b0016"/>
    </style:style>
    <style:style style:name="T85" style:family="text">
      <style:text-properties officeooo:rsid="008c94d2"/>
    </style:style>
    <style:style style:name="T86" style:family="text">
      <style:text-properties officeooo:rsid="008ddee7"/>
    </style:style>
    <style:style style:name="T87" style:family="text">
      <style:text-properties officeooo:rsid="0089f7f3"/>
    </style:style>
    <style:style style:name="T88" style:family="text">
      <style:text-properties officeooo:rsid="009085ea"/>
    </style:style>
    <style:style style:name="T89" style:family="text">
      <style:text-properties officeooo:rsid="0090cc8d"/>
    </style:style>
    <style:style style:name="T90" style:family="text">
      <style:text-properties officeooo:rsid="007f1808"/>
    </style:style>
    <style:style style:name="T91" style:family="text">
      <style:text-properties officeooo:rsid="0097d770"/>
    </style:style>
    <style:style style:name="T92" style:family="text">
      <style:text-properties officeooo:rsid="009de386"/>
    </style:style>
    <style:style style:name="T93" style:family="text">
      <style:text-properties officeooo:rsid="00a67a51"/>
    </style:style>
    <style:style style:name="T94" style:family="text">
      <style:text-properties officeooo:rsid="00a7f67b"/>
    </style:style>
    <style:style style:name="T95" style:family="text">
      <style:text-properties officeooo:rsid="00ac2cfc"/>
    </style:style>
    <style:style style:name="T96" style:family="text">
      <style:text-properties officeooo:rsid="00b01745"/>
    </style:style>
    <style:style style:name="T97" style:family="text">
      <style:text-properties officeooo:rsid="00b2ab33"/>
    </style:style>
    <style:style style:name="T98" style:family="text">
      <style:text-properties officeooo:rsid="00b473fb"/>
    </style:style>
    <style:style style:name="T99" style:family="text">
      <style:text-properties officeooo:rsid="00b5833a"/>
    </style:style>
    <style:style style:name="T100" style:family="text">
      <style:text-properties officeooo:rsid="00b70785"/>
    </style:style>
    <style:style style:name="T101" style:family="text">
      <style:text-properties officeooo:rsid="00b79d8c"/>
    </style:style>
    <style:style style:name="T102" style:family="text">
      <style:text-properties officeooo:rsid="00b90f86"/>
    </style:style>
    <style:style style:name="T103" style:family="text">
      <style:text-properties officeooo:rsid="00ba512d"/>
    </style:style>
    <style:style style:name="T104" style:family="text">
      <style:text-properties officeooo:rsid="00bf7a4b"/>
    </style:style>
    <style:style style:name="T105" style:family="text">
      <style:text-properties officeooo:rsid="00c2d0ab"/>
    </style:style>
    <style:style style:name="T106" style:family="text">
      <style:text-properties officeooo:rsid="00c5df94"/>
    </style:style>
    <style:style style:name="T107" style:family="text">
      <style:text-properties officeooo:rsid="00c76c81"/>
    </style:style>
    <style:style style:name="T108" style:family="text">
      <style:text-properties officeooo:rsid="002080a0"/>
    </style:style>
    <style:style style:name="T109" style:family="text">
      <style:text-properties officeooo:rsid="00c96efb"/>
    </style:style>
    <style:style style:name="T110" style:family="text">
      <style:text-properties officeooo:rsid="00d9bcca"/>
    </style:style>
    <style:style style:name="T111" style:family="text">
      <style:text-properties officeooo:rsid="00dc7de4"/>
    </style:style>
    <style:style style:name="T112" style:family="text">
      <style:text-properties officeooo:rsid="00e26449"/>
    </style:style>
    <style:style style:name="T113" style:family="text">
      <style:text-properties officeooo:rsid="0037c81c"/>
    </style:style>
    <style:style style:name="T114" style:family="text">
      <style:text-properties officeooo:rsid="00e7cf88"/>
    </style:style>
    <style:style style:name="T115" style:family="text">
      <style:text-properties officeooo:rsid="00eb6c11"/>
    </style:style>
    <style:style style:name="T116" style:family="text">
      <style:text-properties officeooo:rsid="00ec68da"/>
    </style:style>
    <style:style style:name="T117" style:family="text">
      <style:text-properties officeooo:rsid="00ee958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tab/></text:p>
      <text:p text:style-name="P1"/>
      <text:p text:style-name="P1"><text:span text:style-name="T61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_Toc195_159447762" text:style-name="Internet_20_link" text:visited-style-name="Visited_20_Internet_20_Link">Общее описание<text:tab/>3</text:a></text:p>
          <text:p text:style-name="P26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26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26"><text:a xlink:type="simple" xlink:href="#__RefHeading___Toc197_159447762" text:style-name="Internet_20_link" text:visited-style-name="Visited_20_Internet_20_Link">Описание протокола<text:tab/>3</text:a></text:p>
          <text:p text:style-name="P26"><text:a xlink:type="simple" xlink:href="#__RefHeading___Toc633_1510394967" text:style-name="Internet_20_link" text:visited-style-name="Visited_20_Internet_20_Link">Базовые типы сообщений<text:tab/>3</text:a></text:p>
          <text:p text:style-name="P26"><text:a xlink:type="simple" xlink:href="#__RefHeading___Toc652_111683930" text:style-name="Internet_20_link" text:visited-style-name="Visited_20_Internet_20_Link">Команды серверу<text:tab/>4</text:a></text:p>
          <text:p text:style-name="P25"><text:a xlink:type="simple" xlink:href="#__RefHeading___Toc635_1510394967" text:style-name="Internet_20_link" text:visited-style-name="Visited_20_Internet_20_Link">Общее<text:tab/>4</text:a></text:p>
          <text:p text:style-name="P25"><text:a xlink:type="simple" xlink:href="#__RefHeading___Toc637_1510394967" text:style-name="Internet_20_link" text:visited-style-name="Visited_20_Internet_20_Link">Управление устройствами<text:tab/>4</text:a></text:p>
          <text:p text:style-name="P25"><text:a xlink:type="simple" xlink:href="#__RefHeading___Toc639_1510394967" text:style-name="Internet_20_link" text:visited-style-name="Visited_20_Internet_20_Link">Управление конфигурацией устройств<text:tab/>5</text:a></text:p>
          <text:p text:style-name="P25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25"><text:a xlink:type="simple" xlink:href="#__RefHeading___Toc643_1510394967" text:style-name="Internet_20_link" text:visited-style-name="Visited_20_Internet_20_Link">Обработка данных<text:tab/>6</text:a></text:p>
          <text:p text:style-name="P25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25"><text:a xlink:type="simple" xlink:href="#__RefHeading___Toc1281_945740794" text:style-name="Internet_20_link" text:visited-style-name="Visited_20_Internet_20_Link">Широковещательные уведомления устройствам<text:tab/>7</text:a></text:p>
          <text:p text:style-name="P26"><text:a xlink:type="simple" xlink:href="#__RefHeading___Toc645_1510394967" text:style-name="Internet_20_link" text:visited-style-name="Visited_20_Internet_20_Link">Поддерживаемые внешние IoT сервисы<text:tab/>7</text:a></text:p>
          <text:p text:style-name="P26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25"><text:a xlink:type="simple" xlink:href="#__RefHeading___Toc1063_3042225372" text:style-name="Internet_20_link" text:visited-style-name="Visited_20_Internet_20_Link">Объект script<text:tab/>8</text:a></text:p>
          <text:p text:style-name="P27"><text:a xlink:type="simple" xlink:href="#__RefHeading___Toc1283_945740794" text:style-name="Internet_20_link" text:visited-style-name="Visited_20_Internet_20_Link">Свойства:<text:tab/>8</text:a></text:p>
          <text:p text:style-name="P25"><text:a xlink:type="simple" xlink:href="#__RefHeading___Toc1065_3042225372" text:style-name="Internet_20_link" text:visited-style-name="Visited_20_Internet_20_Link">Объект script.SensorsDatabase<text:tab/>8</text:a></text:p>
          <text:p text:style-name="P27"><text:a xlink:type="simple" xlink:href="#__RefHeading___Toc1285_945740794" text:style-name="Internet_20_link" text:visited-style-name="Visited_20_Internet_20_Link">Методы<text:tab/>8</text:a></text:p>
          <text:p text:style-name="P27"><text:a xlink:type="simple" xlink:href="#__RefHeading___Toc1287_945740794" text:style-name="Internet_20_link" text:visited-style-name="Visited_20_Internet_20_Link">Сигналы<text:tab/>9</text:a></text:p>
          <text:p text:style-name="P25"><text:a xlink:type="simple" xlink:href="#__RefHeading___Toc1289_945740794" text:style-name="Internet_20_link" text:visited-style-name="Visited_20_Internet_20_Link">Объект script.Devices<text:tab/>9</text:a></text:p>
          <text:p text:style-name="P27"><text:a xlink:type="simple" xlink:href="#__RefHeading___Toc1291_945740794" text:style-name="Internet_20_link" text:visited-style-name="Visited_20_Internet_20_Link">Методы<text:tab/>9</text:a></text:p>
          <text:p text:style-name="P27"><text:a xlink:type="simple" xlink:href="#__RefHeading___Toc1293_945740794" text:style-name="Internet_20_link" text:visited-style-name="Visited_20_Internet_20_Link">Сигналы<text:tab/>10</text:a></text:p>
          <text:p text:style-name="P25"><text:a xlink:type="simple" xlink:href="#__RefHeading___Toc1295_945740794" text:style-name="Internet_20_link" text:visited-style-name="Visited_20_Internet_20_Link">Объект Storage<text:tab/>10</text:a></text:p>
          <text:p text:style-name="P27"><text:a xlink:type="simple" xlink:href="#__RefHeading___Toc1297_945740794" text:style-name="Internet_20_link" text:visited-style-name="Visited_20_Internet_20_Link">Методы<text:tab/>10</text:a></text:p>
          <text:p text:style-name="P27"><text:a xlink:type="simple" xlink:href="#__RefHeading___Toc1299_945740794" text:style-name="Internet_20_link" text:visited-style-name="Visited_20_Internet_20_Link">Сигналы<text:tab/>11</text:a></text:p>
          <text:p text:style-name="P27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25"><text:a xlink:type="simple" xlink:href="#__RefHeading___Toc1303_945740794" text:style-name="Internet_20_link" text:visited-style-name="Visited_20_Internet_20_Link">Объект Device<text:tab/>11</text:a></text:p>
          <text:p text:style-name="P27"><text:a xlink:type="simple" xlink:href="#__RefHeading___Toc1305_945740794" text:style-name="Internet_20_link" text:visited-style-name="Visited_20_Internet_20_Link">Методы<text:tab/>11</text:a></text:p>
          <text:p text:style-name="P27"><text:a xlink:type="simple" xlink:href="#__RefHeading___Toc1307_945740794" text:style-name="Internet_20_link" text:visited-style-name="Visited_20_Internet_20_Link">Сигналы<text:tab/>11</text:a></text:p>
          <text:p text:style-name="P25"><text:a xlink:type="simple" xlink:href="#__RefHeading___Toc1309_945740794" text:style-name="Internet_20_link" text:visited-style-name="Visited_20_Internet_20_Link">Объект VirtualDevice<text:tab/>11</text:a></text:p>
          <text:p text:style-name="P27"><text:a xlink:type="simple" xlink:href="#__RefHeading___Toc1311_945740794" text:style-name="Internet_20_link" text:visited-style-name="Visited_20_Internet_20_Link">Методы<text:tab/>11</text:a></text:p>
          <text:p text:style-name="P27"><text:a xlink:type="simple" xlink:href="#__RefHeading___Toc1313_945740794" text:style-name="Internet_20_link" text:visited-style-name="Visited_20_Internet_20_Link">Сигналы<text:tab/>12</text:a></text:p>
          <text:p text:style-name="P25"><text:a xlink:type="simple" xlink:href="#__RefHeading___Toc1315_945740794" text:style-name="Internet_20_link" text:visited-style-name="Visited_20_Internet_20_Link">Объект SensorValue<text:tab/>12</text:a></text:p>
          <text:p text:style-name="P27"><text:a xlink:type="simple" xlink:href="#__RefHeading___Toc1317_945740794" text:style-name="Internet_20_link" text:visited-style-name="Visited_20_Internet_20_Link">Свойства<text:tab/>12</text:a></text:p>
        </text:index-body>
      </text:table-of-content>
      <text:h text:style-name="P104" text:outline-level="1"/>
      <text:h text:style-name="P10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1">сервер для автономного сбора данных с устройств IoT и управления этими устройствами, а также</text:span> протокол взаимодействия <text:span text:style-name="T58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6">ini-</text:span>файле /etc/<text:span text:style-name="T59">wliotproxyd</text:span>.ini. <text:span text:style-name="T76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1440900127552939774" text:style-name="L1">
        <text:list-item>
          <text:p text:style-name="P75">Локальный UNIX-сокет "/tmp/wliotproxyd"</text:p>
        </text:list-item>
        <text:list-item>
          <text:p text:style-name="P75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между устройствами по принципу "точка-точка" <text:span text:style-name="T108">(далее — протокол PTP)</text:span>. Для орг<text:span text:style-name="T35">анизации взаимодействия устройств на шине дополнительно вводятся следующие правила:</text:span></text:p>
      <text:list xml:id="list8395713879426410930" text:style-name="WW8Num2">
        <text:list-item>
          <text:p text:style-name="P28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09">аргументов</text:span> ответного сообщения, <text:span text:style-name="T109">в том числе в сообщениях </text:span><text:span text:style-name="T32">ok</text:span><text:span text:style-name="T109">, </text:span><text:span text:style-name="T32">err</text:span><text:span text:style-name="T109"> и </text:span><text:span text:style-name="T32">cmdata</text:span><text:span text:style-name="T109">. В сообщениях, не предполагающих ответа, таких как </text:span><text:span text:style-name="T32">info</text:span><text:span text:style-name="T109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6238654575004115545" text:style-name="WW8Num3">
        <text:list-item>
          <text:p text:style-name="P59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9"><text:span text:style-name="T64">Сообщение с данными для клиента (или от клиента). Заголовок — </text:span><text:span text:style-name="T2">cmdata</text:span><text:span text:style-name="T64">. Первый аргумент всегда — идентификатор вызова, в описании конкретных команд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4312842181833708102" text:style-name="L2">
        <text:list-item>
          <text:p text:style-name="P76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77">Идентификация сервер<text:span text:style-name="T93">а</text:span>. Заголовок — <text:span text:style-name="T1">identify</text:span>. Сервер возвращает уникальный идентификатор <text:span text:style-name="T74">в формате UUID</text:span> и <text:span text:style-name="T94">свое</text:span> имя.</text:p>
        </text:list-item>
      </text:list>
      <text:h text:style-name="P106" text:outline-level="2"><text:bookmark-start text:name="__RefHeading___Toc637_1510394967"/>Управление устройствами<text:bookmark-end text:name="__RefHeading___Toc637_1510394967"/></text:h>
      <text:list xml:id="list6771240945669610079" text:style-name="L3">
        <text:list-item>
          <text:p text:style-name="P60"><text:span text:style-name="T60">Перечисление всех имеющихся в системе TTY устройств. Заголовок — </text:span><text:span text:style-name="T3">list_tty</text:span><text:span text:style-name="T60">. Аргументы отсутствуют. Список устройств передается на клиент сообщениями </text:span><text:span text:style-name="T2">cmdata</text:span><text:span text:style-name="T37">, </text:span><text:span text:style-name="T36">содержащими следующие аргументы: имя порта, серийный номер, производитель, </text:span><text:span text:style-name="T44">usb vendor id (число), usb product id (число)</text:span><text:span text:style-name="T36">. </text:span><text:span text:style-name="T3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61"><text:span text:style-name="T38">И</text:span><text:span text:style-name="T35">дентификация TTY устройства. Заголовок — </text:span><text:span text:style-name="T1">indentify_tty</text:span><text:span text:style-name="T35">. Аргумент — имя пор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2"><text:span text:style-name="T38">И</text:span><text:span text:style-name="T39">дентификация T</text:span><text:span text:style-name="T56">CP</text:span><text:span text:style-name="T39"> устройства. Заголовок — </text:span><text:span text:style-name="T4">indentify_</text:span><text:span text:style-name="T19">tcp</text:span><text:span text:style-name="T39">. Аргумент — </text:span><text:span text:style-name="T56">IP адрес или имя хос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 и имя устройства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3"><text:span text:style-name="T46">Перечисление идентифицированных устройств</text:span><text:span text:style-name="T39">. Заголовок — </text:span><text:span text:style-name="T9">list_identified</text:span><text:span text:style-name="T39">. Аргумент</text:span><text:span text:style-name="T46">ы отсутствуют</text:span><text:span text:style-name="T39">. </text:span><text:span text:style-name="T46">Н</text:span><text:span text:style-name="T39">а клиент переда</text:span><text:span text:style-name="T53">ю</text:span><text:span text:style-name="T39">тся сообщени</text:span><text:span text:style-name="T53">я</text:span><text:span text:style-name="T39"> </text:span><text:span text:style-name="T4">cmdata</text:span><text:span text:style-name="T39"> с</text:span><text:span text:style-name="T46">о следующими</text:span><text:span text:style-name="T39"> аргументами</text:span><text:span text:style-name="T46">:</text:span><text:span text:style-name="T39"> идентификатор устройства, имя устройства, </text:span><text:span text:style-name="T46">тип </text:span><text:span text:style-name="T57">устройства </text:span><text:span text:style-name="T46">(tty, tcp и т. д.), порт или сетевой адрес устройства</text:span><text:span text:style-name="T39">.</text:span></text:p>
        </text:list-item>
        <text:list-item>
          <text:p text:style-name="P64"><text:span text:style-name="T39">П</text:span><text:span text:style-name="T35">еречисление </text:span><text:span text:style-name="T42">датчиков</text:span><text:span text:style-name="T35"> устройства. Заголовок — </text:span><text:span text:style-name="T1">list_sensors</text:span><text:span text:style-name="T35">. Агрумент — идентификатор </text:span><text:span text:style-name="T43">или имя</text:span><text:span text:style-name="T35"> устройства. </text:span><text:span text:style-name="T40">Список портов передается 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сенсоров.</text:span></text:p>
        </text:list-item>
        <text:list-item>
          <text:p text:style-name="P65"><text:span text:style-name="T45">Запрос описания интерфейса управления</text:span><text:span text:style-name="T40">. Заголовок — </text:span><text:span text:style-name="T5">list_</text:span><text:span text:style-name="T8">controls</text:span><text:span text:style-name="T40">. Агрумент — идентификатор </text:span><text:span text:style-name="T43">или имя</text:span><text:span text:style-name="T40"> устройства. </text:span><text:span text:style-name="T45">Описание интерфейса управления передается </text:span><text:span text:style-name="T40">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</text:span><text:span text:style-name="T45">интерфейса управления</text:span><text:span text:style-name="T40">.</text:span></text:p>
        </text:list-item>
        <text:list-item>
          <text:p text:style-name="P66"><text:span text:style-name="T35">Отправка команды устройству. Заголовок — </text:span><text:span text:style-name="T1">exec_command</text:span><text:span text:style-name="T35">. Аргументы — идентификатор </text:span><text:span text:style-name="T43">или имя</text:span><text:span text:style-name="T35"> устройства, команда, далее аргументы команды. </text:span><text:span text:style-name="T41">В случае ожидания возвращаемого значения на клиент </text:span><text:span text:style-name="T52">в аргументах сообщения </text:span><text:span text:style-name="T14">ok</text:span><text:span text:style-name="T52"> будут переданы аргументы, возвращенные устройством</text:span><text:span text:style-name="T41">.</text:span></text:p>
        </text:list-item>
        <text:list-item>
          <text:p text:style-name="P67"><text:span text:style-name="T35">Управление конфигурацией устройств. Заголовок — </text:span><text:span text:style-name="T1">devices_config</text:span><text:span text:style-name="T35">. Содержит вложенные команды. Управление конфигурацией устройств подробно описано ниже. </text:span><text:span text:style-name="T5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72"><text:span text:style-name="T55">З</text:span><text:span text:style-name="T35">апрос идентификатора устройства. Заголовок — </text:span><text:span text:style-name="T1">device_id</text:span><text:span text:style-name="T35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7" text:outline-level="2"><text:bookmark-start text:name="__RefHeading___Toc639_1510394967"/><text:soft-page-break/>Управление конфигурацией устройств<text:bookmark-end text:name="__RefHeading___Toc639_1510394967"/></text:h>
      <text:p text:style-name="P20"><text:span text:style-name="T35">Управление конфигурацией устройств на сервере производится с помощью сообщения с заголовком </text:span><text:span text:style-name="T1">devices_config</text:span><text:span text:style-name="T35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3868303973507383399" text:style-name="L4">
        <text:list-item>
          <text:p text:style-name="P68"><text:span text:style-name="T35">Запрос списка фильтров tty устройств по имени порта. Команда — </text:span><text:span text:style-name="T1">get_tty_by_port_name</text:span><text:span text:style-name="T35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9"><text:span text:style-name="T35">Установка списка фильтров tty устройств по имени порта. Команда — </text:span><text:span text:style-name="T1">set_tty_by_port_name</text:span><text:span text:style-name="T35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70"><text:span text:style-name="T35">Запрос списка фильтров tty устройств по </text:span><text:span text:style-name="T47">VIP и PID USB устройства (для преобразователей USB-COM)</text:span><text:span text:style-name="T35">. Команда — </text:span><text:span text:style-name="T1">get_tty_by_</text:span><text:span text:style-name="T10">vid_pid</text:span><text:span text:style-name="T35">. Аргументы отсутствуют. Возвращает список фильтров по </text:span><text:span text:style-name="T47">VID и PID USB устройства, разделенных запятой</text:span><text:span text:style-name="T35">. </text:span><text:span text:style-name="T47">Каждый фильтр — пара VID:PID или только VID, все в нижнем регистре.</text:span><text:span text:style-name="T35"> Пример:<text:line-break/>"</text:span><text:span text:style-name="T47">1111:2222,3333,4444:5555</text:span><text:span text:style-name="T35">"</text:span></text:p>
        </text:list-item>
        <text:list-item>
          <text:p text:style-name="P69"><text:span text:style-name="T35">Установка списка фильтров tty устройств по </text:span><text:span text:style-name="T47">VIP и PID USB устройства</text:span><text:span text:style-name="T35">. Команда — </text:span><text:span text:style-name="T1">set_tty_by_</text:span><text:span text:style-name="T11">vid_pid</text:span><text:span text:style-name="T35">. Аргумент — список фильтров фильтров по </text:span><text:span text:style-name="T47">VID и PID USB устройства, разделенных запятой</text:span><text:span text:style-name="T35">.</text:span></text:p>
        </text:list-item>
        <text:list-item>
          <text:p text:style-name="P71"><text:span text:style-name="T35">Запрос списка </text:span><text:span text:style-name="T49">адресов tcp устройств</text:span><text:span text:style-name="T35">. Команда — </text:span><text:span text:style-name="T1">get_</text:span><text:span text:style-name="T12">tcp_by_address</text:span><text:span text:style-name="T35">. Аргументы отсутствуют. Возвращает список </text:span><text:span text:style-name="T49">адресов tcp устройств (IP-адрес или DNS имя хоста)</text:span><text:span text:style-name="T35">, разделенных запятой. Пример:<text:line-break/>"</text:span><text:span text:style-name="T49">192.168.1.1,example.com</text:span><text:span text:style-name="T35">"</text:span></text:p>
        </text:list-item>
        <text:list-item>
          <text:p text:style-name="P71"><text:span text:style-name="T35">Установка списка </text:span><text:span text:style-name="T49">адресов tcp устройств</text:span><text:span text:style-name="T35">. Команда — </text:span><text:span text:style-name="T1">set_t</text:span><text:span text:style-name="T12">cp_by_address</text:span><text:span text:style-name="T35">. Аргумент — список </text:span><text:span text:style-name="T49">адресов tcp устройств (IP-адрес или DNS имя хоста)</text:span><text:span text:style-name="T35">, разделенных запятой.</text:span></text:p>
        </text:list-item>
        <text:list-item>
          <text:p text:style-name="P73"><text:span text:style-name="T35">Включение/выключение автоматического поиска устройств в локальной сети. Команда <text:s text:c="3"/></text:span><text:span text:style-name="T48">— </text:span><text:span text:style-name="T1">set_detect_tcp_devices</text:span><text:span text:style-name="T35">. Аргумент — true|false или 1|0. </text:span><text:span text:style-name="T5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2">У</text:span>правление <text:span text:style-name="T70">хранилищами для данных сенсоров</text:span><text:bookmark-end text:name="__RefHeading___Toc641_1510394967"/></text:h>
      <text:list xml:id="list2585481198888957138" text:style-name="L5">
        <text:list-item>
          <text:p text:style-name="P29">Перечисление <text:span text:style-name="T63">хранилищ</text:span>. Заголовок — <text:span text:style-name="T6">list_storages</text:span><text:span text:style-name="T63">. Аргументы отсутствуют. Список хранилищ передается на клиент сообщениями </text:span><text:span text:style-name="T2">cmdata</text:span><text:span text:style-name="T64">, содержащими следующие аргументы:</text:span></text:p>
          <text:list>
            <text:list-item>
              <text:p text:style-name="P30">идентификатор устройства</text:p>
            </text:list-item>
            <text:list-item>
              <text:p text:style-name="P30">имя устройства</text:p>
            </text:list-item>
            <text:list-item>
              <text:p text:style-name="P30">имя датчика</text:p>
            </text:list-item>
            <text:list-item>
              <text:p text:style-name="P30">тип значений <text:span text:style-name="T73">датчика</text:span></text:p>
            </text:list-item>
            <text:list-item>
              <text:p text:style-name="P30"><text:span text:style-name="T110">атрибуты датчика</text:span> в виде "key1=value1;key2=value2"</text:p>
            </text:list-item>
            <text:list-item>
              <text:p text:style-name="P30">тип хранилища (continuous, auto_sessions, last_n_values,memory)</text:p>
            </text:list-item>
            <text:list-item>
              <text:p text:style-name="P30">правило преобразования временной метки (dont_touch, add_gt, drop_time)</text:p>
            </text:list-item>
            <text:list-item>
              <text:p text:style-name="P3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Добавление <text:span text:style-name="T65">датчика в базу. Заголовок — </text:span><text:span text:style-name="T7">add_</text:span><text:span text:style-name="T21">storage</text:span><text:span text:style-name="T65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</text:span><text:soft-page-break/><text:span text:style-name="T65">хранилища устройство с датчиком должно быть подключено и идентифицировано.</text:span></text:p>
        </text:list-item>
        <text:list-item>
          <text:p text:style-name="P35">Удаление сенсора из базы. Заголовок — <text:span text:style-name="T1">remove_s</text:span><text:span text:style-name="T21">torage</text:span>. <text:s/><text:span text:style-name="T65">Аргументы: идентификатор или имя устройства, название датчика.</text:span></text:p>
        </text:list-item>
        <text:list-item>
          <text:p text:style-name="P36">Привязка сенсора к внешнему IoT сервису. Заголовок — <text:span text:style-name="T27">storage_</text:span><text:span text:style-name="T34">add_data_export</text:span>. Аргументы: <text:span text:style-name="T66">имя или идентификатор устройства, название датчика, </text:span>название сервиса. Далее идут параметры для сервиса в формате ключ:значение. <text:span text:style-name="T95">Если параметры отсутствуют, привязка удаляется.</text:span></text:p>
        </text:list-item>
        <text:list-item>
          <text:p text:style-name="P37"><text:span text:style-name="T112">Запрос п</text:span>ривязк<text:span text:style-name="T112">и</text:span> сенсора к внешнему IoT сервису. Заголовок — <text:span text:style-name="T27">storage_</text:span><text:span text:style-name="T34">get_data_export</text:span>. Аргументы: <text:span text:style-name="T66">имя или идентификатор устройства, название датчика, </text:span>название сервиса. <text:span text:style-name="T112">Если хранилище привязано к внешнему сервису, возвращаются параметры </text:span>в формате ключ:значение, <text:span text:style-name="T112">в противном случае возвращается ошибка.</text:span></text:p>
        </text:list-item>
        <text:list-item>
          <text:p text:style-name="P38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39">Запрос списка доступных внешних сервисов для экспорта. Заголовок — <text:span text:style-name="T1">available_data_export_services</text:span>. <text:span text:style-name="T112">Возвращается список названий сервисов.</text:span></text:p>
        </text:list-item>
        <text:list-item>
          <text:p text:style-name="P38">Установка и получение атрибута хранилища. Заголовки — <text:span text:style-name="T1">storage_get_attr</text:span>, <text:span text:style-name="T1">storage_set_attr</text:span>. <text:span text:style-name="T113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0">Перечисление сессий для сессионного хранилища. Заг<text:span text:style-name="T77">о</text:span>ловок — <text:span text:style-name="T1">session_list</text:span>. <text:span text:style-name="T78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1">Перечисление <text:span text:style-name="T88">атрибутов </text:span>сесси<text:span text:style-name="T88">и</text:span> для сессионного хранилища. Заг<text:span text:style-name="T77">о</text:span>ловок — <text:span text:style-name="T1">session_list_</text:span><text:span text:style-name="T22">attrs</text:span>. <text:span text:style-name="T78">Аргументы — идентификатор или имя устройства, название датчика и идентификатор сессии. </text:span>Список <text:span text:style-name="T88">атрибутов </text:span>сессий передается сообщениями <text:span text:style-name="T1">cmdata</text:span>, содержащими два параметра — <text:span text:style-name="T88">ключ</text:span> и <text:span text:style-name="T88">значение</text:span> <text:span text:style-name="T88">атрибута</text:span>.</text:p>
        </text:list-item>
        <text:list-item>
          <text:p text:style-name="P42"><text:span text:style-name="T89">Получения</text:span> <text:span text:style-name="T88">атрибута </text:span>сесси<text:span text:style-name="T88">и</text:span> для сессионного хранилища. Заг<text:span text:style-name="T77">о</text:span>ловок — <text:span text:style-name="T1">session_</text:span><text:span text:style-name="T23">get</text:span><text:span text:style-name="T1">_</text:span><text:span text:style-name="T22">attr</text:span>. <text:span text:style-name="T78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2"><text:span text:style-name="T89">Установка</text:span> <text:span text:style-name="T88">атрибута </text:span>сесси<text:span text:style-name="T88">и</text:span> для сессионного хранилища. Заг<text:span text:style-name="T77">о</text:span>ловок — <text:span text:style-name="T1">session_</text:span><text:span text:style-name="T23">set</text:span><text:span text:style-name="T1">_</text:span><text:span text:style-name="T22">attr</text:span>. <text:span text:style-name="T78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3">Создание новой сесии. Заголовок — <text:span text:style-name="T1">session_create</text:span>. <text:span text:style-name="T90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4">Запуск ручной сессии. <text:span text:style-name="T90">Заголовок — </text:span><text:span text:style-name="T24">session_</text:span><text:span text:style-name="T1">start</text:span><text:span text:style-name="T90">. Аргументы — идентификатор или имя устройства, название датчика </text:span>и <text:span text:style-name="T111">идентификатор</text:span> сессии<text:span text:style-name="T90">. </text:span>Сессия открывается на запись и начинается сбор данных.</text:p>
        </text:list-item>
        <text:list-item>
          <text:p text:style-name="P44">Остановка ручной сессии. <text:span text:style-name="T90">Заголовок — </text:span><text:span text:style-name="T24">session_</text:span><text:span text:style-name="T29">stop</text:span><text:span text:style-name="T90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5"><text:span text:style-name="T107">Удаление</text:span> сессии. <text:span text:style-name="T90">Заголовок — </text:span><text:span text:style-name="T24">session_</text:span><text:span text:style-name="T31">remove</text:span><text:span text:style-name="T90">. Аргументы — идентификатор или имя устройства, название датчика </text:span>и <text:span text:style-name="T107">идентификатор</text:span> сессии<text:span text:style-name="T90">.</text:span></text:p>
        </text:list-item>
        <text:list-item>
          <text:p text:style-name="P46"><text:span text:style-name="T92">Продолжение</text:span> ручной сессии. <text:span text:style-name="T90">Заголовок — </text:span><text:span text:style-name="T24">session_</text:span><text:span text:style-name="T30">continue</text:span><text:span text:style-name="T90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7">Запрос идентификатора открытой для записи сессии. <text:span text:style-name="T90">Заголовок — </text:span><text:span text:style-name="T24">session_</text:span><text:span text:style-name="T25">get_</text:span><text:span text:style-name="T26">write_</text:span><text:span text:style-name="T25">id</text:span><text:span text:style-name="T90">. </text:span>Аргументы — <text:span text:style-name="T90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7796270706299651612" text:style-name="L6">
        <text:list-item>
          <text:p text:style-name="P48">Перечисление списка javascript-программ. Заголовок — <text:span text:style-name="T28">js_</text:span><text:span text:style-name="T1">list</text:span>. Возвращает список <text:span text:style-name="T69">javascript-файлов на стороне </text:span><text:s/><text:span text:style-name="T69">сервера.</text:span></text:p>
        </text:list-item>
        <text:list-item>
          <text:p text:style-name="P49"><text:span text:style-name="T68">Остановка, запуск и перезапуск javascript-программы для обработки данных</text:span>. Заголов<text:span text:style-name="T68">ки</text:span> — <text:span text:style-name="T28">js_</text:span><text:span text:style-name="T16">start</text:span><text:span text:style-name="T68">, </text:span><text:span text:style-name="T16">js_stop</text:span><text:span text:style-name="T68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0">Запрос количества данных в локальном хранилище. Заголовок — <text:span text:style-name="T1">get_samples_count</text:span>. Аргументы — идентификатор <text:span text:style-name="T75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1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9">личество отсчетов</text:span>. <text:span text:style-name="T87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1">Данные передаются в том же формате, как и в сообщениях от устройства (</text:span><text:span text:style-name="T17">meas</text:span><text:span text:style-name="T71">).</text:span></text:p>
        </text:list-item>
        <text:list-item>
          <text:p text:style-name="P52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, <text:span text:style-name="T115">описание интерфейса управления в формате xml или json</text:span>.</text:p>
        </text:list-item>
        <text:list-item>
          <text:p text:style-name="P53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54">Подписка/<text:span text:style-name="T72">отписка</text:span> на данные от датчика из хранилища. <text:span text:style-name="T72">Заголовки — </text:span><text:span text:style-name="T18">subscribe</text:span><text:span text:style-name="T72">/</text:span><text:span text:style-name="T18">unsubscribe</text:span><text:span text:style-name="T72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2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980525374244165773" text:style-name="L7">
        <text:list-item>
          <text:p text:style-name="P55">Идентификация устройства. Заголовок — <text:span text:style-name="T1">device_identified</text:span>. Аргументы — идентификатор <text:span text:style-name="T116">устройства,</text:span> имя устройства, <text:span text:style-name="T116">тип устройства</text:span>.</text:p>
        </text:list-item>
        <text:list-item>
          <text:p text:style-name="P55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6">Добавление хранилища для датчика — <text:span text:style-name="T1">storage_created</text:span>. Агрументы:</text:p>
          <text:list>
            <text:list-item>
              <text:p text:style-name="P31">идентификатор устройства</text:p>
            </text:list-item>
            <text:list-item>
              <text:p text:style-name="P31">имя устройства</text:p>
            </text:list-item>
            <text:list-item>
              <text:p text:style-name="P31">имя датчика</text:p>
            </text:list-item>
            <text:list-item>
              <text:p text:style-name="P31">тип значений <text:span text:style-name="T73">датчика</text:span></text:p>
            </text:list-item>
            <text:list-item>
              <text:p text:style-name="P31">ограничения значений в виде "key1=value1;key2=value2"</text:p>
            </text:list-item>
            <text:list-item>
              <text:p text:style-name="P31">тип хранилища (continuous, auto_sessions, last_n_values,memory)</text:p>
            </text:list-item>
            <text:list-item>
              <text:p text:style-name="P31">правило преобразования временной метки (dont_touch, add_gt, drop_time)</text:p>
            </text:list-item>
            <text:list-item>
              <text:p text:style-name="P3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6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7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58">Обработка команды виртуальному устройству — <text:span text:style-name="T1">vdev_command</text:span>. Первый аргумент — идентификатор вызова, второй — <text:span text:style-name="T117">идентификатор устройства, третий</text:span> — команда, <text:soft-page-break/>далее параметры команды. Клиент должен вернуть ответное сообщение <text:span text:style-name="T33">vdev_</text:span><text:span text:style-name="T1">ok</text:span> или <text:span text:style-name="T33">vdev_</text:span><text:span text:style-name="T1">err</text:span> с тем же идентификатором вызова.</text:p>
        </text:list-item>
      </text:list>
      <text:p text:style-name="P18"/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Название сервиса</text:p>
          </table:table-cell>
          <table:table-cell table:style-name="Таблица1.A1" office:value-type="string">
            <text:p text:style-name="P21">Описание</text:p>
          </table:table-cell>
          <table:table-cell table:style-name="Таблица1.C1" office:value-type="string">
            <text:p text:style-name="P21">Параметры</text:p>
          </table:table-cell>
        </table:table-row>
        <table:table-row>
          <table:table-cell table:style-name="Таблица1.A2" office:value-type="string">
            <text:p text:style-name="P21">iotkit-agent</text:p>
          </table:table-cell>
          <table:table-cell table:style-name="Таблица1.A2" office:value-type="string">
            <text:p text:style-name="P22">Сервис для интернета вещей от Intel (<text:a xlink:type="simple" xlink:href="https://github.com/enableiot/iotkit-agent" text:style-name="Internet_20_link" text:visited-style-name="Visited_20_Internet_20_Link"><text:span text:style-name="T67">https://github.com/enableiot/iotkit-agent</text:span></text:a>)</text:p>
          </table:table-cell>
          <table:table-cell table:style-name="Таблица1.C2" office:value-type="string">
            <text:p text:style-name="P23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4">alterozoom</text:p>
          </table:table-cell>
          <table:table-cell table:style-name="Таблица1.A2" office:value-type="string">
            <text:p text:style-name="P24">IoT сервис Alterozoom</text:p>
          </table:table-cell>
          <table:table-cell table:style-name="Таблица1.C2" office:value-type="string">
            <text:p text:style-name="P24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4">thingspeak</text:p>
          </table:table-cell>
          <table:table-cell table:style-name="Таблица1.A2" office:value-type="string">
            <text:p text:style-name="P24">ThingSpeak service (https://thingspeak.com)</text:p>
          </table:table-cell>
          <table:table-cell table:style-name="Таблица1.C2" office:value-type="string">
            <text:p text:style-name="P24">api_key — write api key for a channel (see https://www.mathworks.com/help/thingspeak/writedata.html)</text:p>
          </table:table-cell>
        </table:table-row>
      </table:table>
      <text:p text:style-name="P17"/>
      <text:h text:style-name="P103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0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8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1">Свойства</text:span>:<text:bookmark-end text:name="__RefHeading___Toc1283_945740794"/></text:h>
      <text:list xml:id="list6948342621182537861" text:style-name="L8">
        <text:list-item>
          <text:p text:style-name="P78"><text:span text:style-name="T96">S</text:span>ensorsDatabase — <text:span text:style-name="T82">объект, предоставляющий доступ к</text:span> баз<text:span text:style-name="T82">е</text:span> <text:span text:style-name="T83">хранилищ </text:span>датчиков</text:p>
        </text:list-item>
        <text:list-item>
          <text:p text:style-name="P78"><text:span text:style-name="T96">D</text:span>evices — <text:span text:style-name="T82">объект, предоставляющий доступ к списку подключенных</text:span> устройств</text:p>
        </text:list-item>
      </text:list>
      <text:h text:style-name="P108" text:outline-level="2"><text:bookmark-start text:name="__RefHeading___Toc1065_3042225372"/>Объект script.<text:span text:style-name="T97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<text:soft-page-break/>Методы<text:bookmark-end text:name="__RefHeading___Toc1285_945740794"/></text:h>
      <text:list xml:id="list8741736040936576850" text:style-name="L9">
        <text:list-item>
          <text:p text:style-name="P79">isOpened — возвращает true/false, в зависимости от того, открыта ли база <text:span text:style-name="T84">или нет</text:span></text:p>
        </text:list-item>
        <text:list-item>
          <text:p text:style-name="P80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80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80">StorageId id — идентификатор хранилища</text:p>
            </text:list-item>
          </text:list>
        </text:list-item>
        <text:list-item>
          <text:p text:style-name="P82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1">или </text:span>null в случае ошибки<text:line-break/>Параметры:</text:p>
          <text:list>
            <text:list-item>
              <text:p text:style-name="P82">Объект, описывающий создаваемое хранилище. Должен содержать следующие <text:span text:style-name="T85">свойства</text:span>:</text:p>
              <text:list>
                <text:list-item>
                  <text:p text:style-name="P82">String deviceId — идентификатор устройства (строка в формате UUID)</text:p>
                </text:list-item>
                <text:list-item>
                  <text:p text:style-name="P83">String sensorName — <text:span text:style-name="T85">название датчика</text:span></text:p>
                </text:list-item>
                <text:list-item>
                  <text:p text:style-name="P82">String storeMode — <text:span text:style-name="T86">режим хранения данных ("continuous", "manual_sessions", "memory" или "last_n_values")</text:span></text:p>
                </text:list-item>
                <text:list-item>
                  <text:p text:style-name="P84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5">Number N — количество отсчетов для режима <text:span text:style-name="T86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8954556448865741507" text:style-name="L10">
        <text:list-item>
          <text:p text:style-name="P86">opened — выдается при открытии базы хранилищ</text:p>
        </text:list-item>
        <text:list-item>
          <text:p text:style-name="P86">closed — выдается при закрытии базы хранилищ</text:p>
        </text:list-item>
        <text:list-item>
          <text:p text:style-name="P86">storageCreated — выдается при создании нового хранилища<text:line-break/>Параметры</text:p>
          <text:list>
            <text:list-item>
              <text:p text:style-name="P81">StorageId id — идентификатор хранилища</text:p>
            </text:list-item>
          </text:list>
        </text:list-item>
        <text:list-item>
          <text:p text:style-name="P86">storageRemoved — выдается при удалении хранилища<text:line-break/>Параметры</text:p>
          <text:list>
            <text:list-item>
              <text:p text:style-name="P81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98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<text:soft-page-break/>Методы<text:bookmark-end text:name="__RefHeading___Toc1291_945740794"/></text:h>
      <text:list xml:id="list6765657832375658228" text:style-name="L11">
        <text:list-item>
          <text:p text:style-name="P87"><text:span text:style-name="T99">d</text:span>evices — <text:span text:style-name="T99">возвращает массив идентификаторов подключенных устройств (строки в формате UUID)</text:span></text:p>
        </text:list-item>
        <text:list-item>
          <text:p text:style-name="P88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8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8">registerVirtualDevice — регистрирует виртуальное устройство, <text:span text:style-name="T100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88">String id — идентификатор устройства</text:p>
            </text:list-item>
            <text:list-item>
              <text:p text:style-name="P88">String name — название устройства</text:p>
            </text:list-item>
            <text:list-item>
              <text:p text:style-name="P88">String sensorsXml — строка, содержащая xml-описание списка датчиков</text:p>
            </text:list-item>
            <text:list-item>
              <text:p text:style-name="P88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7894273960822299026" text:style-name="L12">
        <text:list-item>
          <text:p text:style-name="P89">deviceIdentified — выдается при идентификации устройства<text:line-break/>Параметры</text:p>
          <text:list>
            <text:list-item>
              <text:p text:style-name="P89">String id — идентификатор устройства</text:p>
            </text:list-item>
            <text:list-item>
              <text:p text:style-name="P89">String name — название устройства</text:p>
            </text:list-item>
          </text:list>
        </text:list-item>
        <text:list-item>
          <text:p text:style-name="P89">deviceDisconnected — выдается при отключении устройства<text:line-break/>Параметры</text:p>
          <text:list>
            <text:list-item>
              <text:p text:style-name="P89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4014538747340636647" text:style-name="L13">
        <text:list-item>
          <text:p text:style-name="P90">isOpened — возвращает true, если <text:span text:style-name="T105">хранилище</text:span> открыт<text:span text:style-name="T105">о</text:span></text:p>
        </text:list-item>
        <text:list-item>
          <text:p text:style-name="P91">valuesType — <text:span text:style-name="T105">тип значений в хранилище (строка, см. описание протокола взаимодействия между устройствами)</text:span></text:p>
        </text:list-item>
        <text:list-item>
          <text:p text:style-name="P90">deviceId — <text:span text:style-name="T101">возвращает </text:span>идентификатор устройства</text:p>
        </text:list-item>
        <text:list-item>
          <text:p text:style-name="P92">deviceName — возвращает название устройства</text:p>
        </text:list-item>
        <text:list-item>
          <text:p text:style-name="P92"><text:soft-page-break/>sensorName — возвращает название датчика</text:p>
        </text:list-item>
        <text:list-item>
          <text:p text:style-name="P92">readAttribute — возвращает значение привязанного к базе атрибута<text:line-break/>Параметры</text:p>
          <text:list>
            <text:list-item>
              <text:p text:style-name="P92">String key — ключ</text:p>
            </text:list-item>
          </text:list>
        </text:list-item>
        <text:list-item>
          <text:p text:style-name="P92">valuesCount — возвращает количество записей в базе (измерений)</text:p>
        </text:list-item>
        <text:list-item>
          <text:p text:style-name="P92">valueAt — возвращает измерение — объект SensorValue<text:line-break/>Параметры</text:p>
          <text:list>
            <text:list-item>
              <text:p text:style-name="P92">index — индекс записи в базе (0-based)</text:p>
            </text:list-item>
          </text:list>
        </text:list-item>
        <text:list-item>
          <text:p text:style-name="P93">getStoreMode — возвращает тип самой базы, определяющий способ хранени<text:span text:style-name="T102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1884045885280643460" text:style-name="L14">
        <text:list-item>
          <text:p text:style-name="P94">newValueWritten — выдается, когда в базу записывается новое значение<text:line-break/>Параметры</text:p>
          <text:list>
            <text:list-item>
              <text:p text:style-name="P94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3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1272578195673656133" text:style-name="L15">
        <text:list-item>
          <text:p text:style-name="P95">isIdentified — возвращает true, если устройство идентифицировано</text:p>
        </text:list-item>
        <text:list-item>
          <text:p text:style-name="P95">id — возвращает идентификатор устройства</text:p>
        </text:list-item>
        <text:list-item>
          <text:p text:style-name="P95">name — возвращает название устройства</text:p>
        </text:list-item>
        <text:list-item>
          <text:p text:style-name="P95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5">String cmd — команда устройству</text:p>
            </text:list-item>
            <text:list-item>
              <text:p text:style-name="P95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7125585932984394554" text:style-name="L16">
        <text:list-item>
          <text:p text:style-name="P96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<text:soft-page-break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4036465241027018977" text:style-name="L17">
        <text:list-item>
          <text:p text:style-name="P97">writeMsgFromDevice — генерирует сообщение от устройства серверу<text:line-break/>Параметры</text:p>
          <text:list>
            <text:list-item>
              <text:p text:style-name="P97">title — заголовок сообщения</text:p>
            </text:list-item>
            <text:list-item>
              <text:p text:style-name="P97">args — аргументы сообщения <text:span text:style-name="T104">(массив строк)</text:span></text:p>
            </text:list-item>
          </text:list>
        </text:list-item>
        <text:list-item>
          <text:p text:style-name="P97">writeInfo — генерирует сообщение info от устройства<text:line-break/>Параметры</text:p>
          <text:list>
            <text:list-item>
              <text:p text:style-name="P97">args — аргументы сообщения</text:p>
            </text:list-item>
          </text:list>
        </text:list-item>
        <text:list-item>
          <text:p text:style-name="P97">writeMeasurement — генерирует сообщение от устройства, содержащее измерение<text:line-break/>Параметры</text:p>
          <text:list>
            <text:list-item>
              <text:p text:style-name="P97">name — название датчика</text:p>
            </text:list-item>
            <text:list-item>
              <text:p text:style-name="P97">value — <text:span text:style-name="T106">измерение (объект SensorValue)</text:span></text:p>
            </text:list-item>
          </text:list>
        </text:list-item>
        <text:list-item>
          <text:p text:style-name="P98">setCommandCallback — устанавливает функцию-обработчик для команд устройству <text:line-break/>Параметры</text:p>
          <text:list>
            <text:list-item>
              <text:p text:style-name="P98">Function func — javascript-функция обработчик (должна принимать 2 параметра — строка-команда и массив строк — аргументы команды) <text:span text:style-name="T114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99">reconnect — переподсоединение устройства</text:p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5902723206185847312" text:style-name="L18">
        <text:list-item>
          <text:p text:style-name="P100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1168433753391908569" text:style-name="L19">
        <text:list-item>
          <text:p text:style-name="P101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2">javascript тип Date)</text:span></text:p>
        </text:list-item>
        <text:list-item>
          <text:p text:style-name="P102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9-27T16:32:50.587248738</dc:date>
    <meta:editing-cycles>313</meta:editing-cycles>
    <meta:editing-duration>P13DT23H6M14S</meta:editing-duration>
    <meta:generator>LibreOffice/4.4.7.2$Linux_x86 LibreOffice_project/40$Build-2</meta:generator>
    <dc:creator>Денис  Беспалов</dc:creator>
    <meta:document-statistic meta:table-count="1" meta:image-count="0" meta:object-count="0" meta:page-count="12" meta:paragraph-count="237" meta:word-count="2589" meta:character-count="21600" meta:non-whitespace-character-count="19195"/>
  </office:meta>
</office:document-meta>
</file>